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language="en" fo:country="GB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text-properties fo:text-transform="uppercase" fo:color="#336633" style:font-name="Calibri" fo:font-size="24pt" fo:language="en" fo:country="GB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336633" style:font-name="Calibri" fo:font-size="24pt" fo:language="en" fo:country="GB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text-properties style:font-name="Calibri" fo:font-size="12pt" fo:language="en" fo:country="GB" style:font-size-asian="12pt" style:font-size-complex="12pt"/>
    </style:style>
    <style:style style:name="P9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0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fo:language="en" fo:country="GB" style:font-size-asian="12pt" style:font-size-complex="12pt"/>
    </style:style>
    <style:style style:name="P1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3" style:family="paragraph" style:parent-style-name="Notas_20_Informativas">
      <style:text-properties fo:language="en" fo:country="GB"/>
    </style:style>
    <style:style style:name="P14" style:family="paragraph" style:parent-style-name="Titulo">
      <style:text-properties fo:language="en" fo:country="GB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GB"/>
    </style:style>
    <style:style style:name="P16" style:family="paragraph" style:parent-style-name="Contents_20_Heading">
      <style:text-properties fo:language="en" fo:country="GB"/>
    </style:style>
    <style:style style:name="P17" style:family="paragraph" style:parent-style-name="Text_20_body">
      <style:text-properties fo:color="#336633" fo:font-size="14pt" fo:language="en" fo:country="GB" style:font-size-asian="14pt" style:font-size-complex="14pt"/>
    </style:style>
    <style:style style:name="P18" style:family="paragraph" style:parent-style-name="Text_20_body">
      <style:text-properties fo:language="en" fo:country="GB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Standard" style:master-page-name="First_20_Page">
      <style:paragraph-properties style:page-number="auto"/>
      <style:text-properties fo:language="en" fo:country="GB"/>
    </style:style>
    <style:style style:name="P23" style:family="paragraph" style:parent-style-name="Standard" style:master-page-name="Standard">
      <style:paragraph-properties style:page-number="auto"/>
      <style:text-properties fo:language="en" fo:country="GB"/>
    </style:style>
    <style:style style:name="P24" style:family="paragraph" style:parent-style-name="Heading_20_1">
      <style:text-properties fo:language="en" fo:country="GB"/>
    </style:style>
    <style:style style:name="P25" style:family="paragraph" style:parent-style-name="Heading_20_2">
      <style:paragraph-properties fo:break-before="page"/>
      <style:text-properties fo:language="en" fo:country="GB"/>
    </style:style>
    <style:style style:name="P26" style:family="paragraph" style:parent-style-name="Text_20_body" style:list-style-name="L1">
      <style:text-properties fo:language="en" fo:country="GB"/>
    </style:style>
    <style:style style:name="P27" style:family="paragraph" style:parent-style-name="Text_20_body" style:list-style-name="L2">
      <style:text-properties fo:language="en" fo:country="GB"/>
    </style:style>
    <style:style style:name="P28" style:family="paragraph" style:parent-style-name="Text_20_body" style:list-style-name="L3">
      <style:text-properties fo:language="en" fo:country="GB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officeooo:rsid="000d6ef2"/>
    </style:style>
    <style:style style:name="T8" style:family="text">
      <style:text-properties officeooo:rsid="000f5f34"/>
    </style:style>
    <style:style style:name="T9" style:family="text">
      <style:text-properties officeooo:rsid="0012628f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4" text:name="NumeroTema"/>
        <text:user-field-decl office:value-type="string" office:string-value="computer assembly and repair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Computer Systems</text:user-field-get></text:p>
          <text:p text:style-name="P4">CFGS DAW</text:p>
        </draw:text-box>
      </draw:frame>
      <text:p text:style-name="P22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P5"/>
      <text:p text:style-name="P5"/>
      <text:p text:style-name="P5"/>
      <text:p text:style-name="P6">Unit 04.<text:user-field-get text:name="Tema">computer assembly and repair</text:user-field-get></text:p>
      <text:p text:style-name="P7">Study guid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>Alfredo Oltra / Sergio García</text:p>
      <text:p text:style-name="P20"><text:span text:style-name="T5"><text:s/></text:span><text:a xlink:type="simple" xlink:href="mailto:mail@ceedcv.e" text:style-name="Internet_20_link" text:visited-style-name="Visited_20_Internet_20_Link">alfredo.oltra</text:a><text:a xlink:type="simple" xlink:href="mailto:mail@ceedcv.e" text:style-name="Internet_20_link" text:visited-style-name="Visited_20_Internet_20_Link">@ceedcv.e</text:a><text:span text:style-name="T6">s</text:span></text:p>
      <text:p text:style-name="P20"><text:span text:style-name="T5"><text:s/></text:span><text:a xlink:type="simple" xlink:href="mailto:sergio.garcia@ceedcv.es" text:style-name="Internet_20_link" text:visited-style-name="Visited_20_Internet_20_Link">sergio.garcia@ceedcv.e</text:a><text:span text:style-name="T5">s</text:span></text:p>
      <text:p text:style-name="P11">201<text:span text:style-name="T7">8</text:span>/201<text:span text:style-name="T7">9</text:span></text:p>
      <text:p text:style-name="P10"><text:tab/><text:tab/><text:tab/><text:tab/><text:tab/><text:tab/><text:tab/><text:tab/><text:tab/><text:tab/>Versión:<text:date style:data-style-name="N104" text:date-value="2019-09-19T11:38:28.856391557">190919</text:date>.<text:time style:data-style-name="N105" text:time-value="2019-09-19T11:38:28.856754912">1137</text:time> </text:p>
      <text:p text:style-name="P8"/>
      <text:p text:style-name="P5"/>
      <text:p text:style-name="P5"/>
      <text:p text:style-name="P5"><text:soft-page-break/></text:p>
      <text:p text:style-name="P17">Licencia</text:p>
      <text:p text:style-name="P5"/>
      <text:p text:style-name="P12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9"/>
      <text:p text:style-name="P9"><text:s/></text:p>
      <text:p text:style-name="P17">Nomenclatura</text:p>
      <text:p text:style-name="P18"/>
      <text:p text:style-name="P18">A lo largo de este tema se utilizarán distintos símbolos para distinguir elementos importantes dentro del contenido. Estos símbolos son:</text:p>
      <text:p text:style-name="P18"/>
      <text:p text:style-name="P13"><text:span text:style-name="T3"> </text:span>Importante</text:p>
      <text:p text:style-name="P19"/>
      <text:p text:style-name="P13"><text:span text:style-name="T3"> </text:span>Atención</text:p>
      <text:p text:style-name="P19"/>
      <text:p text:style-name="P13"><text:span text:style-name="T3"></text:span> <text:s/>Interesante</text:p>
      <text:h text:style-name="P24" text:outline-level="1" text:is-list-header="true"/>
      <text:h text:style-name="P25" text:outline-level="2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6">Índice de contenido</text:p>
          </text:index-title>
          <text:p text:style-name="P15">1.Data<text:tab/>4</text:p>
          <text:p text:style-name="P15">2.Previous knowledge<text:tab/>4</text:p>
          <text:p text:style-name="P15">3.Objectives<text:tab/>4</text:p>
          <text:p text:style-name="P15">4.Contents<text:tab/>4</text:p>
          <text:p text:style-name="P15">5.Activities<text:tab/>5</text:p>
          <text:p text:style-name="P15">6.Recommendations<text:tab/>5</text:p>
        </text:index-body>
      </text:table-of-content>
      <text:p text:style-name="P5"/>
      <text:p text:style-name="P23"/>
      <text:p text:style-name="P5"/>
      <text:p text:style-name="P14">UD0<text:user-field-get text:name="NumeroTema">4</text:user-field-get>. <text:user-field-get text:name="Tema">computer assembly and repair</text:user-field-get></text:p>
      <text:p text:style-name="P14"/>
      <text:h text:style-name="P24" text:outline-level="1">Data</text:h>
      <text:p text:style-name="P18">From <text:span text:style-name="T8">11</text:span>/11/201<text:span text:style-name="T9">9</text:span> to <text:span text:style-name="T8">17</text:span>/11/201<text:span text:style-name="T9">9</text:span>. The length of the unit is 1 weeks (8 hours).</text:p>
      <text:h text:style-name="P24" text:outline-level="1">Previous knowledge</text:h>
      <text:p text:style-name="P18">Previous units, specially unit 03.</text:p>
      <text:h text:style-name="P24" text:outline-level="1">Objectives</text:h>
      <text:list xml:id="list248350871" text:style-name="L1">
        <text:list-item>
          <text:p text:style-name="P26">To learn how to assemble a computer.</text:p>
        </text:list-item>
        <text:list-item>
          <text:p text:style-name="P26">To learn how to find the most common hardware problems.</text:p>
        </text:list-item>
        <text:list-item>
          <text:p text:style-name="P26">To learn how to repair the most common hardware problems.</text:p>
        </text:list-item>
      </text:list>
      <text:h text:style-name="P24" text:outline-level="1">Contents</text:h>
      <text:list xml:id="list1219349716" text:style-name="L2">
        <text:list-item>
          <text:p text:style-name="P27">Assembling a computer</text:p>
        </text:list-item>
        <text:list-item>
          <text:p text:style-name="P27">Repair a computer</text:p>
        </text:list-item>
      </text:list>
      <text:h text:style-name="P24" text:outline-level="1">Activities</text:h>
      <text:p text:style-name="P18">You have three kinds of activities. </text:p>
      <text:list xml:id="list4220088443" text:style-name="L3">
        <text:list-item>
          <text:p text:style-name="P28">Research and development activities. You have to search information (most of it not studied in the contents) and write about it.</text:p>
        </text:list-item>
        <text:list-item>
          <text:p text:style-name="P28">Test. It's a way to check and improve your knowledge.</text:p>
        </text:list-item>
      </text:list>
      <text:h text:style-name="P24" text:outline-level="1">Recommendations</text:h>
      <text:p text:style-name="P18">Try to follow visual guides and video tutorials about how to assemble a computer, because text is not enough to understand whole process.</text:p>
      <text:p text:style-name="P18">The activities help you <text:span text:style-name="T8">to order</text:span> and clarify ideas. <text:span text:style-name="T8">Besides,</text:span> there <text:span text:style-name="T8">is a</text:span> <text:span text:style-name="T8">test</text:span> to help you <text:span text:style-name="T8">to check</text:span> your knowledg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4" text:name="NumeroTema"/>
          <text:user-field-decl office:value-type="string" office:string-value="computer assembly and repair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4</text:user-field-get></text:span><text:span text:style-name="MT1">. </text:span><text:span text:style-name="MT1"><text:user-field-get text:name="Tema">computer assembly and repair</text:user-field-get></text:span></text:p>
      </style:header>
      <style:footer>
        <text:user-field-decls>
          <text:user-field-decl office:value-type="string" office:string-value="4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4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1DT14H43M48S</meta:editing-duration>
    <meta:editing-cycles>25</meta:editing-cycles>
    <meta:generator>LibreOffice/6.3.1.2$Linux_X86_64 LibreOffice_project/30$Build-2</meta:generator>
    <dc:title>Plantilla CEED</dc:title>
    <dc:date>2019-09-19T11:38:28.713731203</dc:date>
    <meta:print-date>2016-11-05T11:04:59.786000000</meta:print-date>
    <meta:document-statistic meta:table-count="0" meta:image-count="1" meta:object-count="0" meta:page-count="4" meta:paragraph-count="46" meta:word-count="280" meta:character-count="1755" meta:non-whitespace-character-count="1511"/>
    <meta:template xlink:type="simple" xlink:actuate="onRequest" xlink:title="Plantilla CEED" xlink:href="../../.config/libreoffice/4/user/template/Plantilla%20CEED.ott" meta:date="2016-09-15T13:17:11.020000000"/>
  </office:meta>
</office:document-meta>
</file>